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.547cm" style:rel-column-width="5963*"/>
    </style:style>
    <style:style style:name="Tableau2.B" style:family="table-column">
      <style:table-column-properties style:column-width="5.271cm" style:rel-column-width="20319*"/>
    </style:style>
    <style:style style:name="Tableau2.C" style:family="table-column">
      <style:table-column-properties style:column-width="10.181cm" style:rel-column-width="39253*"/>
    </style:style>
    <style:style style:name="Tableau2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83ca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/>
    </style:style>
    <style:style style:name="P5" style:family="paragraph" style:parent-style-name="Standard">
      <style:text-properties style:font-name="Arial" style:text-underline-style="non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padding="0cm" fo:border="none" style:shadow="none" style:join-border="false"/>
      <style:text-properties style:font-name="Arial" style:text-underline-style="solid" style:text-underline-width="auto" style:text-underline-color="font-color"/>
    </style:style>
    <style:style style:name="P8" style:family="paragraph" style:parent-style-name="Standard">
      <style:paragraph-properties fo:padding="0cm" fo:border="none" style:shadow="none" style:join-border="false"/>
      <style:text-properties style:font-name="Arial"/>
    </style:style>
    <style:style style:name="P9" style:family="paragraph" style:parent-style-name="Standard">
      <style:paragraph-properties fo:padding="0cm" fo:border="none" style:shadow="none" style:join-border="fals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text-underline-style="none" style:font-weight-complex="bold"/>
    </style:style>
    <style:style style:name="T2" style:family="text">
      <style:text-properties fo:color="#ff0000" style:font-name="Arial"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fo:color="#ff0000" style:font-name="Arial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language="en" fo:country="US" style:text-underline-style="solid" style:text-underline-width="auto" style:text-underline-color="font-color" style:font-weight-complex="bold"/>
    </style:style>
    <style:style style:name="T6" style:family="text">
      <style:text-properties style:font-name="Arial" fo:font-size="24pt" style:font-size-asian="24pt" style:font-size-complex="24pt"/>
    </style:style>
    <style:style style:name="T7" style:family="text">
      <style:text-properties style:font-name="Arial" fo:font-size="24pt" fo:language="en" fo:country="US" style:font-size-asian="24pt" style:font-size-complex="24pt" style:font-weight-complex="bold"/>
    </style:style>
    <style:style style:name="T8" style:family="text">
      <style:text-properties style:font-name="Arial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style:use-window-font-color="true" fo:language="en" fo:country="US" style:text-underline-style="none" style:font-weight-complex="bold"/>
    </style:style>
    <style:style style:name="T10" style:family="text">
      <style:text-properties style:use-window-font-color="true" fo:language="en" fo:country="US" style:text-underline-style="none" fo:font-weight="normal" style:font-weight-asian="normal" style:font-weight-complex="normal"/>
    </style:style>
    <style:style style:name="T11" style:family="text">
      <style:text-properties style:use-window-font-color="true" style:font-name="Arial" fo:language="en" fo:country="US" style:text-underline-style="none" fo:font-weight="normal" style:font-weight-asian="normal" style:font-weight-complex="normal"/>
    </style:style>
    <style:style style:name="T12" style:family="text">
      <style:text-properties style:use-window-font-color="true" style:font-name="Arial" fo:font-size="10pt" fo:language="en" fo:country="US" style:text-underline-style="none" style:font-size-asian="10pt" style:font-size-complex="10pt" style:font-weight-complex="bold"/>
    </style:style>
    <style:style style:name="T13" style:family="text">
      <style:text-properties style:use-window-font-color="true" style:font-name="Arial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font-name="Arial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use-window-font-color="true" fo:font-size="10pt" fo:language="en" fo:country="US" style:text-underline-style="none" style:font-size-asian="10pt" style:font-size-complex="10pt" style:font-weight-complex="bold"/>
    </style:style>
    <style:style style:name="T16" style:family="text">
      <style:text-properties style:use-window-font-color="true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<text:span text:style-name="T6">Enquète : </text:span><text:span text:style-name="T6"><text:text-input text:description="&lt;#=codeEnquete#&gt;">CodeEnquete</text:text-input></text:span><text:span text:style-name="T6"><text:s/></text:span><text:span text:style-name="texte"><text:span text:style-name="T7"><text:s/></text:span></text:span><text:span text:style-name="texte"><text:span text:style-name="T7"><text:script script:language="KScript">&lt;#if enqueteTerminee #&gt;</text:script></text:span></text:span><text:span text:style-name="texte"><text:span text:style-name="T8">&lt;terminée&gt;</text:span></text:span><text:span text:style-name="texte"><text:span text:style-name="T2"><text:script script:language="KScript">&lt;#endif#&gt;</text:script></text:span></text:span><text:span text:style-name="texte"><text:span text:style-name="T2"> <text:s/></text:span></text:span></text:p>
      <text:p text:style-name="P1"/>
      <text:p text:style-name="P4">Enquêteur:</text:p>
      <text:p text:style-name="P7"><text:span text:style-name="texte"><text:span text:style-name="T1"><text:s/></text:span></text:span><text:span text:style-name="texte"><text:span text:style-name="T1"><text:script script:language="KScript">&lt;#var enqueteur = enqueteur #&gt;</text:script></text:span></text:span><text:span text:style-name="texte"><text:span text:style-name="T9"><text:text-input text:description="&lt;#=nom#&gt;">NOM</text:text-input></text:span></text:span><text:span text:style-name="texte"><text:span text:style-name="T9"><text:s/></text:span></text:span><text:span text:style-name="texte"><text:span text:style-name="T9"><text:text-input text:description="&lt;#=prenom#&gt;">PRENOM</text:text-input></text:span></text:span></text:p>
      <text:p text:style-name="P7"><text:s/><text:script script:language="KScript">&lt;#var address = adresseRatachement#&gt;</text:script><text:span text:style-name="texte"><text:span text:style-name="T10"><text:text-input text:description="&lt;#=rue#&gt;">RUE</text:text-input></text:span></text:span><text:span text:style-name="texte"><text:span text:style-name="T10"><text:s/></text:span></text:span><text:span text:style-name="texte"><text:span text:style-name="T10"><text:script script:language="KScript">&lt;#var ville = ville#&gt;</text:script></text:span></text:span><text:span text:style-name="texte"><text:span text:style-name="T10"><text:text-input text:description="&lt;#=nom#&gt;">VILLE.NOM</text:text-input></text:span></text:span><text:span text:style-name="texte"><text:span text:style-name="T10"><text:s/></text:span></text:span><text:span text:style-name="texte"><text:span text:style-name="T10"><text:text-input text:description="&lt;#=codePostal#&gt;">CODE_POSTAL</text:text-input></text:span></text:span><text:span text:style-name="texte"><text:span text:style-name="T10"><text:script script:language="KScript">&lt;#endvar#&gt;</text:script></text:span></text:span><text:span text:style-name="texte"><text:span text:style-name="T10"><text:script script:language="KScript">&lt;#endvar#&gt;</text:script></text:span></text:span><text:span text:style-name="texte"><text:span text:style-name="T10"><text:script script:language="KScript">&lt;#endvar#&gt;</text:script></text:span></text:span></text:p>
      <text:p text:style-name="P7"><text:span text:style-name="texte"><text:span text:style-name="T10"/></text:span></text:p>
      <text:p text:style-name="P5"/>
      <text:p text:style-name="Standard"><text:span text:style-name="texte"><text:span text:style-name="T5">Mis en cause :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0">Sexe</text:p>
            </table:table-cell>
            <table:table-cell table:style-name="Tableau2.A1" office:value-type="string">
              <text:p text:style-name="P10">Nom</text:p>
            </table:table-cell>
            <table:table-cell table:style-name="Tableau2.C1" office:value-type="string">
              <text:p text:style-name="P10">Adresses<text:script script:language="KScript">&lt;#loop  mec : misEnCause#&gt;</text:script></text:p>
            </table:table-cell>
          </table:table-row>
        </table:table-header-rows>
        <table:table-row>
          <table:table-cell table:style-name="Tableau2.A2" office:value-type="string">
            <text:p text:style-name="P6"><text:span text:style-name="texte"><text:span text:style-name="T12"><text:s text:c="2"/></text:span></text:span><text:span text:style-name="texte"><text:span text:style-name="T13"><text:script script:language="KScript">&lt;#if  siHomme #&gt;</text:script></text:span></text:span><text:span text:style-name="texte"><text:span text:style-name="T13">H</text:span></text:span><text:span text:style-name="texte"><text:span text:style-name="T13"><text:script script:language="KScript">&lt;#endif#&gt;</text:script></text:span></text:span><text:span text:style-name="texte"><text:span text:style-name="T13"> </text:span></text:span><text:span text:style-name="texte"><text:span text:style-name="T13"><text:script script:language="KScript">&lt;#ifnot siHomme #&gt;</text:script></text:span></text:span><text:span text:style-name="texte"><text:span text:style-name="T13">F</text:span></text:span><text:span text:style-name="texte"><text:span text:style-name="T13"><text:script script:language="KScript">&lt;#endifnot#&gt;</text:script></text:span></text:span><text:span text:style-name="texte"><text:span text:style-name="T13"> <text:s/></text:span></text:span></text:p>
          </table:table-cell>
          <table:table-cell table:style-name="Tableau2.B2" office:value-type="string">
            <text:p text:style-name="P2"><text:span text:style-name="T17"><text:text-input text:description="&lt;#=nom#&gt;">NOM</text:text-input></text:span><text:span text:style-name="T17"><text:s/></text:span><text:span text:style-name="texte"><text:span text:style-name="T15"><text:text-input text:description="&lt;#=prenom#&gt;">PRENOM</text:text-input></text:span></text:span></text:p>
          </table:table-cell>
          <table:table-cell table:style-name="Tableau2.C2" office:value-type="string">
            <text:p text:style-name="P8"><text:span text:style-name="T18"><text:s/></text:span><text:span text:style-name="T18"><text:script script:language="KScript">&lt;#loop address : adressesConnues#&gt;</text:script></text:span><text:span text:style-name="texte"><text:span text:style-name="T16"><text:text-input text:description="&lt;#=rue#&gt;">RUE</text:text-input></text:span></text:span><text:span text:style-name="texte"><text:span text:style-name="T16"><text:s/></text:span></text:span><text:span text:style-name="texte"><text:span text:style-name="T16"><text:script script:language="KScript">&lt;#var ville = ville#&gt;</text:script></text:span></text:span><text:span text:style-name="texte"><text:span text:style-name="T16"><text:text-input text:description="&lt;#=nom#&gt;">VILLE.NOM</text:text-input></text:span></text:span><text:span text:style-name="texte"><text:span text:style-name="T16"><text:s/></text:span></text:span><text:span text:style-name="texte"><text:span text:style-name="T16"><text:text-input text:description="&lt;#=codePostal#&gt;">CODE_POSTAL</text:text-input></text:span></text:span><text:span text:style-name="texte"><text:span text:style-name="T16"><text:script script:language="KScript">&lt;#endvar#&gt;</text:script></text:span></text:span></text:p>
            <text:p text:style-name="P8"><text:span text:style-name="texte"><text:span text:style-name="T16"><text:script script:language="KScript">&lt;#endloop#&gt;</text:script></text:span></text:span><text:span text:style-name="T17"><text:script script:language="KScript">&lt;#endloop#&gt;</text:script></text:span></text:p>
          </table:table-cell>
        </table:table-row>
      </table:table>
      <text:p text:style-name="P3"><text:span text:style-name="texte"><text:span text:style-name="T4"/></text:span></text:p>
      <text:p text:style-name="Standard"><text:span text:style-name="texte"><text:span text:style-name="T5">Faits :</text:span></text:span></text:p>
      <text:p text:style-name="P9"><text:span text:style-name="texte"><text:span text:style-name="T14"><text:s/></text:span></text:span><text:span text:style-name="texte"><text:span text:style-name="T14"><text:script script:language="KScript">&lt;#if siGrave #&gt;</text:script></text:span></text:span><text:span text:style-name="texte"><text:span text:style-name="T3"><text:text-input text:description="&lt;#=fait#&gt;">FAIT</text:text-input></text:span></text:span><text:span text:style-name="texte"><text:span text:style-name="T14"><text:script script:language="KScript">&lt;#endif#&gt;</text:script></text:span></text:span><text:span text:style-name="texte"><text:span text:style-name="T14"><text:s/></text:span></text:span><text:span text:style-name="texte"><text:span text:style-name="T14"><text:script script:language="KScript">&lt;#ifnot siGrave #&gt;</text:script></text:span></text:span><text:span text:style-name="texte"><text:span text:style-name="T14"><text:text-input text:description="&lt;#=fait#&gt;">FAIT</text:text-input></text:span></text:span><text:span text:style-name="texte"><text:span text:style-name="T11"><text:script script:language="KScript">&lt;#endifnot#&gt;</text:script></text:span></text:span><text:span text:style-name="texte"><text:span text:style-name="T11"><text:s/></text:span></text:span></text:p>
      <text:p text:style-name="P9"><text:span text:style-name="text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bigot</meta:initial-creator>
    <meta:creation-date>2009-04-22T10:30:25.01</meta:creation-date>
    <dc:date>2019-03-29T10:51:04.681000000</dc:date>
    <meta:editing-duration>PT2H18M29S</meta:editing-duration>
    <meta:editing-cycles>24</meta:editing-cycles>
    <meta:generator>LibreOffice/6.1.5.2$Windows_X86_64 LibreOffice_project/90f8dcf33c87b3705e78202e3df5142b201bd805</meta:generator>
    <meta:document-statistic meta:table-count="1" meta:image-count="0" meta:object-count="0" meta:page-count="1" meta:paragraph-count="14" meta:word-count="54" meta:character-count="198" meta:non-whitespace-character-count="171"/>
    <meta:user-defined meta:name="Info 1"/>
    <meta:user-defined meta:name="Info 2"/>
    <meta:user-defined meta:name="Info 3"/>
    <meta:user-defined meta:name="Info 4"/>
  </office:meta>
</office:document-meta>
</file>